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1" svg:font-family="'Lohit Devanagari'"/>
    <style:font-face style:name="var headline-font" svg:font-family="'var headline-font'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paragraph-rsid="002d6dca"/>
    </style:style>
    <style:style style:name="P2" style:family="paragraph" style:parent-style-name="Standard">
      <style:text-properties officeooo:paragraph-rsid="00036163"/>
    </style:style>
    <style:style style:name="P3" style:family="paragraph" style:parent-style-name="Standard">
      <style:paragraph-properties fo:text-align="justify" style:justify-single-word="false"/>
      <style:text-properties officeooo:rsid="000905f7" officeooo:paragraph-rsid="000905f7"/>
    </style:style>
    <style:style style:name="P4" style:family="paragraph" style:parent-style-name="Standard">
      <style:paragraph-properties fo:text-align="justify" style:justify-single-word="false"/>
      <style:text-properties officeooo:rsid="000905f7" officeooo:paragraph-rsid="001efb1a"/>
    </style:style>
    <style:style style:name="P5" style:family="paragraph" style:parent-style-name="Standard">
      <style:paragraph-properties fo:text-align="justify" style:justify-single-word="false"/>
      <style:text-properties officeooo:rsid="000c7382" officeooo:paragraph-rsid="000c7382"/>
    </style:style>
    <style:style style:name="P6" style:family="paragraph" style:parent-style-name="Standard">
      <style:paragraph-properties fo:text-align="justify" style:justify-single-word="false"/>
      <style:text-properties officeooo:rsid="000d1e1d" officeooo:paragraph-rsid="000d1e1d"/>
    </style:style>
    <style:style style:name="P7" style:family="paragraph" style:parent-style-name="Standard">
      <style:paragraph-properties fo:text-align="justify" style:justify-single-word="false"/>
      <style:text-properties officeooo:rsid="000fe894" officeooo:paragraph-rsid="000fe894"/>
    </style:style>
    <style:style style:name="P8" style:family="paragraph" style:parent-style-name="Standard">
      <style:paragraph-properties fo:text-align="justify" style:justify-single-word="false"/>
      <style:text-properties officeooo:rsid="00109794" officeooo:paragraph-rsid="00109794"/>
    </style:style>
    <style:style style:name="P9" style:family="paragraph" style:parent-style-name="Standard">
      <style:paragraph-properties fo:text-align="justify" style:justify-single-word="false"/>
      <style:text-properties officeooo:rsid="0016e198" officeooo:paragraph-rsid="0016e198"/>
    </style:style>
    <style:style style:name="P10" style:family="paragraph" style:parent-style-name="Standard">
      <style:paragraph-properties fo:text-align="justify" style:justify-single-word="false"/>
      <style:text-properties officeooo:rsid="0019f06e" officeooo:paragraph-rsid="0019f06e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09794" officeooo:paragraph-rsid="0010979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fe89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0705b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905f7" officeooo:paragraph-rsid="000905f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paragraph-rsid="000ef04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21282b" officeooo:paragraph-rsid="0021282b"/>
    </style:style>
    <style:style style:name="P17" style:family="paragraph" style:parent-style-name="Standard">
      <style:text-properties officeooo:rsid="0026a7c2" officeooo:paragraph-rsid="0026a7c2"/>
    </style:style>
    <style:style style:name="P18" style:family="paragraph" style:parent-style-name="Standard">
      <style:text-properties fo:font-size="14pt" officeooo:rsid="0026a7c2" officeooo:paragraph-rsid="0026a7c2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officeooo:paragraph-rsid="00036163"/>
    </style:style>
    <style:style style:name="P20" style:family="paragraph" style:parent-style-name="Standard">
      <style:paragraph-properties fo:text-align="justify" style:justify-single-word="false"/>
      <style:text-properties officeooo:paragraph-rsid="0019f06e"/>
    </style:style>
    <style:style style:name="P21" style:family="paragraph" style:parent-style-name="Standard">
      <style:paragraph-properties fo:text-align="justify" style:justify-single-word="false"/>
      <style:text-properties officeooo:paragraph-rsid="001bc52e"/>
    </style:style>
    <style:style style:name="P22" style:family="paragraph" style:parent-style-name="Standard">
      <style:paragraph-properties fo:text-align="justify" style:justify-single-word="false"/>
      <style:text-properties officeooo:paragraph-rsid="001cef4b"/>
    </style:style>
    <style:style style:name="P23" style:family="paragraph" style:parent-style-name="Standard">
      <style:paragraph-properties fo:text-align="justify" style:justify-single-word="false"/>
      <style:text-properties officeooo:paragraph-rsid="000705bf"/>
    </style:style>
    <style:style style:name="P24" style:family="paragraph" style:parent-style-name="Standard">
      <style:paragraph-properties fo:text-align="justify" style:justify-single-word="false"/>
      <style:text-properties officeooo:paragraph-rsid="001e46e7"/>
    </style:style>
    <style:style style:name="P25" style:family="paragraph" style:parent-style-name="Standard">
      <style:paragraph-properties fo:text-align="justify" style:justify-single-word="false"/>
      <style:text-properties officeooo:paragraph-rsid="00085634"/>
    </style:style>
    <style:style style:name="P26" style:family="paragraph" style:parent-style-name="Standard">
      <style:paragraph-properties fo:text-align="justify" style:justify-single-word="false"/>
      <style:text-properties officeooo:paragraph-rsid="000905f7"/>
    </style:style>
    <style:style style:name="P27" style:family="paragraph" style:parent-style-name="Standard">
      <style:paragraph-properties fo:text-align="justify" style:justify-single-word="false"/>
      <style:text-properties officeooo:paragraph-rsid="001efb1a"/>
    </style:style>
    <style:style style:name="P28" style:family="paragraph" style:parent-style-name="Standard">
      <style:paragraph-properties fo:text-align="justify" style:justify-single-word="false"/>
      <style:text-properties officeooo:paragraph-rsid="000b4d91"/>
    </style:style>
    <style:style style:name="P29" style:family="paragraph" style:parent-style-name="Standard">
      <style:paragraph-properties fo:text-align="justify" style:justify-single-word="false"/>
      <style:text-properties officeooo:paragraph-rsid="000ea881"/>
    </style:style>
    <style:style style:name="P30" style:family="paragraph" style:parent-style-name="Standard">
      <style:paragraph-properties fo:text-align="justify" style:justify-single-word="false"/>
      <style:text-properties officeooo:paragraph-rsid="000ef044"/>
    </style:style>
    <style:style style:name="P31" style:family="paragraph" style:parent-style-name="Standard">
      <style:paragraph-properties fo:text-align="justify" style:justify-single-word="false"/>
      <style:text-properties officeooo:paragraph-rsid="000fe894"/>
    </style:style>
    <style:style style:name="P32" style:family="paragraph" style:parent-style-name="Standard">
      <style:paragraph-properties fo:text-align="justify" style:justify-single-word="false"/>
      <style:text-properties officeooo:paragraph-rsid="00206357"/>
    </style:style>
    <style:style style:name="P33" style:family="paragraph" style:parent-style-name="Standard">
      <style:paragraph-properties fo:text-align="justify" style:justify-single-word="false"/>
      <style:text-properties officeooo:paragraph-rsid="0021282b"/>
    </style:style>
    <style:style style:name="P34" style:family="paragraph" style:parent-style-name="Standard">
      <style:paragraph-properties fo:text-align="justify" style:justify-single-word="false"/>
      <style:text-properties officeooo:paragraph-rsid="00109794"/>
    </style:style>
    <style:style style:name="P35" style:family="paragraph" style:parent-style-name="Standard">
      <style:paragraph-properties fo:text-align="justify" style:justify-single-word="false"/>
      <style:text-properties officeooo:paragraph-rsid="00115c29"/>
    </style:style>
    <style:style style:name="P36" style:family="paragraph" style:parent-style-name="Standard">
      <style:paragraph-properties fo:text-align="justify" style:justify-single-word="false"/>
      <style:text-properties officeooo:paragraph-rsid="00238a1c"/>
    </style:style>
    <style:style style:name="P37" style:family="paragraph" style:parent-style-name="Standard">
      <style:paragraph-properties fo:text-align="justify" style:justify-single-word="false"/>
      <style:text-properties officeooo:paragraph-rsid="0013d606"/>
    </style:style>
    <style:style style:name="P38" style:family="paragraph" style:parent-style-name="Standard">
      <style:paragraph-properties fo:text-align="justify" style:justify-single-word="false"/>
      <style:text-properties officeooo:paragraph-rsid="00158fd7"/>
    </style:style>
    <style:style style:name="P39" style:family="paragraph" style:parent-style-name="Standard">
      <style:paragraph-properties fo:text-align="justify" style:justify-single-word="false"/>
      <style:text-properties officeooo:paragraph-rsid="0016e198"/>
    </style:style>
    <style:style style:name="P40" style:family="paragraph" style:parent-style-name="Standard">
      <style:paragraph-properties fo:text-align="justify" style:justify-single-word="false"/>
      <style:text-properties fo:color="#be480a" officeooo:paragraph-rsid="000ea881"/>
    </style:style>
    <style:style style:name="T1" style:family="text">
      <style:text-properties officeooo:rsid="00036163"/>
    </style:style>
    <style:style style:name="T2" style:family="text">
      <style:text-properties officeooo:rsid="00051dbb"/>
    </style:style>
    <style:style style:name="T3" style:family="text">
      <style:text-properties officeooo:rsid="000705bf"/>
    </style:style>
    <style:style style:name="T4" style:family="text">
      <style:text-properties officeooo:rsid="00085634"/>
    </style:style>
    <style:style style:name="T5" style:family="text">
      <style:text-properties officeooo:rsid="000905f7"/>
    </style:style>
    <style:style style:name="T6" style:family="text">
      <style:text-properties officeooo:rsid="000b4d91"/>
    </style:style>
    <style:style style:name="T7" style:family="text">
      <style:text-properties officeooo:rsid="000c7382"/>
    </style:style>
    <style:style style:name="T8" style:family="text">
      <style:text-properties officeooo:rsid="000d1e1d"/>
    </style:style>
    <style:style style:name="T9" style:family="text">
      <style:text-properties officeooo:rsid="000ea881"/>
    </style:style>
    <style:style style:name="T10" style:family="text">
      <style:text-properties officeooo:rsid="000ef044"/>
    </style:style>
    <style:style style:name="T11" style:family="text">
      <style:text-properties officeooo:rsid="000fe894"/>
    </style:style>
    <style:style style:name="T12" style:family="text">
      <style:text-properties officeooo:rsid="00109794"/>
    </style:style>
    <style:style style:name="T13" style:family="text">
      <style:text-properties officeooo:rsid="00115c29"/>
    </style:style>
    <style:style style:name="T14" style:family="text">
      <style:text-properties officeooo:rsid="0012df9e"/>
    </style:style>
    <style:style style:name="T15" style:family="text">
      <style:text-properties officeooo:rsid="0013d606"/>
    </style:style>
    <style:style style:name="T16" style:family="text">
      <style:text-properties officeooo:rsid="00158fd7"/>
    </style:style>
    <style:style style:name="T17" style:family="text">
      <style:text-properties officeooo:rsid="0016e198"/>
    </style:style>
    <style:style style:name="T18" style:family="text">
      <style:text-properties officeooo:rsid="0019f06e"/>
    </style:style>
    <style:style style:name="T19" style:family="text">
      <style:text-properties officeooo:rsid="001bc52e"/>
    </style:style>
    <style:style style:name="T20" style:family="text">
      <style:text-properties officeooo:rsid="001bdb79"/>
    </style:style>
    <style:style style:name="T21" style:family="text">
      <style:text-properties officeooo:rsid="001cef4b"/>
    </style:style>
    <style:style style:name="T22" style:family="text">
      <style:text-properties officeooo:rsid="001e46e7"/>
    </style:style>
    <style:style style:name="T23" style:family="text">
      <style:text-properties officeooo:rsid="001efb1a"/>
    </style:style>
    <style:style style:name="T24" style:family="text">
      <style:text-properties officeooo:rsid="00206357"/>
    </style:style>
    <style:style style:name="T25" style:family="text">
      <style:text-properties fo:font-weight="bold" officeooo:rsid="000ea881" style:font-weight-asian="bold" style:font-weight-complex="bold"/>
    </style:style>
    <style:style style:name="T26" style:family="text">
      <style:text-properties fo:font-weight="bold" officeooo:rsid="00085634" style:font-weight-asian="bold" style:font-weight-complex="bold"/>
    </style:style>
    <style:style style:name="T27" style:family="text">
      <style:text-properties officeooo:rsid="0021282b"/>
    </style:style>
    <style:style style:name="T28" style:family="text">
      <style:text-properties officeooo:rsid="0021c039"/>
    </style:style>
    <style:style style:name="T29" style:family="text">
      <style:text-properties officeooo:rsid="00238a1c"/>
    </style:style>
    <style:style style:name="T30" style:family="text">
      <style:text-properties officeooo:rsid="00247ed0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officeooo:rsid="00288218"/>
    </style:style>
    <style:style style:name="T33" style:family="text">
      <style:text-properties officeooo:rsid="0028afb8"/>
    </style:style>
    <style:style style:name="T34" style:family="text">
      <style:text-properties fo:color="#f10d0c" officeooo:rsid="000b4d91"/>
    </style:style>
    <style:style style:name="T35" style:family="text">
      <style:text-properties fo:color="#ff5429" officeooo:rsid="000ef044"/>
    </style:style>
    <style:style style:name="T36" style:family="text">
      <style:text-properties officeooo:rsid="002a747f"/>
    </style:style>
    <style:style style:name="T37" style:family="text">
      <style:text-properties fo:font-style="italic" officeooo:rsid="00109794" style:font-style-asian="italic" style:font-style-complex="italic"/>
    </style:style>
    <style:style style:name="T38" style:family="text">
      <style:text-properties fo:font-style="italic" officeooo:rsid="0013d606" style:font-style-asian="italic" style:font-style-complex="italic"/>
    </style:style>
    <style:style style:name="T39" style:family="text">
      <style:text-properties fo:font-style="italic" officeooo:rsid="00158fd7" style:font-style-asian="italic" style:font-style-complex="italic"/>
    </style:style>
    <style:style style:name="T40" style:family="text">
      <style:text-properties officeooo:rsid="002b2b00"/>
    </style:style>
    <style:style style:name="T41" style:family="text">
      <style:text-properties fo:color="#000000" officeooo:rsid="000ef044"/>
    </style:style>
    <style:style style:name="T42" style:family="text">
      <style:text-properties fo:color="#000000" officeooo:rsid="002b2b00"/>
    </style:style>
    <style:style style:name="T43" style:family="text">
      <style:text-properties fo:color="#000000" officeooo:rsid="00206357"/>
    </style:style>
    <style:style style:name="T44" style:family="text">
      <style:text-properties fo:color="#000000" officeooo:rsid="000ea881"/>
    </style:style>
    <style:style style:name="T45" style:family="text">
      <style:text-properties fo:color="#000000" officeooo:rsid="000b4d91"/>
    </style:style>
    <style:style style:name="T46" style:family="text">
      <style:text-properties fo:color="#000000" officeooo:rsid="001efb1a"/>
    </style:style>
    <style:style style:name="T47" style:family="text">
      <style:text-properties officeooo:rsid="002c3957"/>
    </style:style>
    <style:style style:name="T48" style:family="text">
      <style:text-properties officeooo:rsid="002ca9e8"/>
    </style:style>
    <style:style style:name="T49" style:family="text">
      <style:text-properties officeooo:rsid="002d6dca"/>
    </style:style>
    <style:style style:name="T50" style:family="text">
      <style:text-properties officeooo:rsid="002f06d5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Wojciech Moszczyński</text:p>
      <text:p text:style-name="P17"><text:span text:style-name="T31"/></text:p>
      <text:p text:style-name="P17"><text:span text:style-name="T31">Jak zoptymalizować piekarnię?</text:span> </text:p>
      <text:p text:style-name="P2"/>
      <text:p text:style-name="P19"><text:span text:style-name="T1"><text:tab/>Wyobraźmy sobie taką sytuację; pewien właściciel piekarni musi rozwieść pieczywo do 62 <text:s/></text:span><text:span text:style-name="T32">okolicznych </text:span><text:span text:style-name="T1">sklepów </text:span><text:span text:style-name="T32">dysponując</text:span><text:span text:style-name="T1"> 4 samochod</text:span><text:span text:style-name="T32">ami</text:span><text:span text:style-name="T1">. <text:s/>Każdy sklep ma inne warunki dostaw oraz zamówioną inną liczbę i rodzaj asortymentu.</text:span><text:span text:style-name="T18"> </text:span></text:p>
      <text:p text:style-name="P20"><text:span text:style-name="T1">Od tego jak wyznaczymy trasę zależy koszt dostaw. </text:span><text:span text:style-name="T32">Załóżm</text:span><text:span text:style-name="T1">y, </text:span><text:span text:style-name="T32">że</text:span><text:span text:style-name="T1"> maksymalny koszt paliwa i pracy kierowców to </text:span><text:span text:style-name="T18">5</text:span><text:span text:style-name="T1">00 zł, a minimalny to 250 zł. </text:span><text:span text:style-name="T18">Różnica to 250 zł dziennie przez 300 dni w roku. </text:span></text:p>
      <text:p text:style-name="P10">Dobrze planując trasy samochodów możemy rocznie zaoszczędzić 75 tys. zł rocznie. </text:p>
      <text:p text:style-name="P20"><text:span text:style-name="T18">Ale skąd wiemy, jak</text:span><text:span text:style-name="T32">i</text:span><text:span text:style-name="T18"> jest maksymalny koszt dziennych tras, a jaki </text:span><text:span text:style-name="T47">minimalny</text:span><text:span text:style-name="T18">? </text:span></text:p>
      <text:p text:style-name="P10"/>
      <text:p text:style-name="P20"><text:span text:style-name="T1"><text:tab/>Każdy sklep posiada inny asortyment oraz ilość zamówionych produktów. Suma zamówień przekłada się na plan produkcyjny. Produkcja niektórych produktów jest nieopłacalna w małej skali. Piekarnia, jak każdy zakład przemysłowy, posiada pewne, </text:span><text:span text:style-name="T18">znane</text:span><text:span text:style-name="T1"> </text:span><text:span text:style-name="T2">ogranicz</text:span><text:span text:style-name="T18">enia w obszarze</text:span><text:span text:style-name="T2"> </text:span><text:span text:style-name="T1">zdolności wytwórcz</text:span><text:span text:style-name="T18">ych</text:span><text:span text:style-name="T1">. </text:span><text:span text:style-name="T18">Ograniczeniem jest dzienny czas pracy ludzi i maszyn, wydajność maszyn i ilości surowców. Ograniczeniem są wreszcie popyt rynku, który zaopatrujemy.</text:span></text:p>
      <text:p text:style-name="P20"><text:span text:style-name="T2">Niezależnie od tego, czy produkuje</text:span><text:span text:style-name="T47">my</text:span><text:span text:style-name="T2"> rentowne czy nierentowne produkty, zużywa</text:span><text:span text:style-name="T47">my</text:span><text:span text:style-name="T2"> </text:span><text:span text:style-name="T18">te same </text:span><text:span text:style-name="T2">ograniczone zasoby </text:span><text:span text:style-name="T18">ekonomiczne w środkach produkcji i czasie pracy</text:span><text:span text:style-name="T2">. </text:span></text:p>
      <text:p text:style-name="P21"><text:span text:style-name="T2">Niektóre produkty musimy produkować ponosząc straty. Inne mało rentowne produkty moglibyśmy zastąpić </text:span><text:span text:style-name="T47">bardziej</text:span><text:span text:style-name="T2"> rentownymi. Od struktury produkowanego asortymentu zależy, jak rentowna będzie piekarnia. </text:span><text:span text:style-name="T19">Jeżeli na samej logistyce dostaw możemy zaoszczędzić 75 tys. zł rocznie, to o ile więcej możemy zaoszczędzić optymalizując strukturę produkcji </text:span><text:span text:style-name="T47">czy</text:span><text:span text:style-name="T19"> </text:span><text:span text:style-name="T32">o</text:span><text:span text:style-name="T19">ptymalizując strukturę cen produktów.</text:span></text:p>
      <text:p text:style-name="P21"><text:span text:style-name="T19">Tylko jak dowiemy się, jaki jest maksymalny dzienny poziom zysków piekarni? Aby odpowiedzieć na to pytanie, trzeba </text:span><text:span text:style-name="T20">przeliczyć niezliczon</text:span><text:span text:style-name="T32">ą</text:span><text:span text:style-name="T20"> liczbę scenariuszy i struktur. W praktyce nie jest możliwe wyliczenie takich wartości za pomocą </text:span><text:span text:style-name="T22">tradycyjnego </text:span><text:span text:style-name="T20">arkusza kalkulacyjnego.</text:span></text:p>
      <text:p text:style-name="P21"/>
      <text:p text:style-name="P22"><text:span text:style-name="T21">Analiza może </text:span><text:span text:style-name="T22">dotyczyć wybranych obszarów, a mo</text:span><text:span text:style-name="T47">że też</text:span><text:span text:style-name="T22"> mieć różne poziomy szczegółowości.</text:span><text:span text:style-name="T21"> </text:span></text:p>
      <text:p text:style-name="P21"><text:span text:style-name="T22">P</text:span><text:span text:style-name="T2">rodukcja każdego pojedynczego produktu może być też zorganizowana na różne sposoby. Istnieje szereg czynników, od których zależy koszt produkcji. Jak często zamawiamy dostawy surowców? Czy opłaca się budować </text:span><text:span text:style-name="T22">chłodnie </text:span><text:span text:style-name="T2">głębokiego mrożenia, czy tworzyć ciasto codziennie?</text:span></text:p>
      <text:p text:style-name="P23"><text:span text:style-name="T22">Jak zaplanować </text:span><text:span text:style-name="T3">asortyment, aby </text:span><text:span text:style-name="T22">zminimalizować koszty użycia surowców? </text:span><text:span text:style-name="T32">Oto liczne </text:span><text:span text:style-name="T22">dylemat</text:span><text:span text:style-name="T32">y</text:span><text:span text:style-name="T3"> właściciela piekarni. </text:span></text:p>
      <text:p text:style-name="P24"><text:span text:style-name="T3">Mając do dyspozycji określone zasoby pracy, środków produkcji oraz określony rynek właściciel piekarni </text:span><text:span text:style-name="T22">teoretycznie </text:span><text:span text:style-name="T3">może zorganizować piekarnie tak, aby przynosiła </text:span><text:span text:style-name="T22">maksymalny możliwy do osiągnięcia </text:span><text:span text:style-name="T3">zysk. </text:span><text:span text:style-name="T22">Z drugiej strony, używając konwencjonalnych metod uzyskanie nawet najmniejszej optymalizacji jest praktycznie niemożliwe. </text:span></text:p>
      <text:p text:style-name="P24"><text:span text:style-name="T3">Jak </text:span><text:span text:style-name="T22">więc zoptymalizować cały zakład, jego sferę logistyczn</text:span><text:span text:style-name="T32">ą</text:span><text:span text:style-name="T22"> i produkcyjną</text:span><text:span text:style-name="T3">? </text:span><text:span text:style-name="T22">W jaki sposób dowiedzieć się, czy ceny produktów są wyznaczone w sposób doskonały, czyli najlepszy z możliwych?</text:span></text:p>
      <text:p text:style-name="P23"/>
      <text:p text:style-name="P13"><text:span text:style-name="T4">Czy możliwe jest optymalne </text:span><text:span text:style-name="T3">zorganizowa</text:span><text:span text:style-name="T4">nie </text:span><text:span text:style-name="T3">prac</text:span><text:span text:style-name="T22">y</text:span><text:span text:style-name="T3"> piekarni?</text:span></text:p>
      <text:p text:style-name="P23"/>
      <text:p text:style-name="P23"><text:span text:style-name="T3">W tej części powinny pojawić się złote rady, takie jak na przykład: „należy produkować więcej rentownych produktów” lub „należy wyznaczyć trasy tak, aby koszt zużycia paliwa był najniższy”.</text:span></text:p>
      <text:p text:style-name="P25"><text:soft-page-break/><text:span text:style-name="T3">Łatwo udziela się złot</text:span><text:span text:style-name="T22">e</text:span><text:span text:style-name="T3"> rad</text:span><text:span text:style-name="T22">y</text:span><text:span text:style-name="T3">, gorzej realizuje </text:span><text:span text:style-name="T22">się je </text:span><text:span text:style-name="T3">w praktyce. </text:span><text:span text:style-name="T22">J</text:span><text:span text:style-name="T3">eżeli twierdzimy, że „należy produkować więcej rentownych produktów”, to musimy zdać sobie sprawę, że niska rentowność może wynikać ze złej organizacji produkcji lub po prostu zbyt niskiej ceny </text:span><text:span text:style-name="T4">sprzedaży.</text:span></text:p>
      <text:p text:style-name="P25"><text:span text:style-name="T4">Z kolei podniesienie ceny sprzedaży może obniżyć wolumen sprzedaży, co spowoduje wzrost kosztów produkcji. </text:span><text:span text:style-name="T22">Każda akcja powoduje </text:span><text:span text:style-name="T23">trudną do przewidzenia </text:span><text:span text:style-name="T22">interakcję w złożonym organi</text:span><text:span text:style-name="T32">z</text:span><text:span text:style-name="T22">mie przedsię</text:span><text:span text:style-name="T23">biorstwa. </text:span><text:span text:style-name="T22"><text:s/></text:span><text:span text:style-name="T4">Możemy jeszcze długo snuć takie akademickie rozważania, wszystko to prowadzi do wniosku, </text:span><text:span text:style-name="T23">że </text:span><text:span text:style-name="T4">wzajemne relacje i uwarunkowania są zbyt skomplikowane </text:span><text:span text:style-name="T48">dla zwykłego menadzera</text:span><text:span text:style-name="T4">. Gdyby nawet komuś udało się zebrać to wszystko w jedną całość, nie byłby w stanie wyliczyć optymalnych ustawień produkcji, logistyki i sprzedaży. </text:span></text:p>
      <text:p text:style-name="P25"><text:span text:style-name="T4">Niestety ten wniosek jest prawdziwy. Zorganizowanie złożonego przedsiębiorstwa jakim jest piekarnia jest bardzo trudne i złożone. </text:span></text:p>
      <text:p text:style-name="P25"><text:span text:style-name="T4"><text:s text:c="2"/></text:span></text:p>
      <text:p text:style-name="P26"><text:span text:style-name="T4">W praktyce organizacja pracy piekarni budowana jest </text:span><text:span text:style-name="T23">powoli </text:span><text:span text:style-name="T4">w drodze ewolucji. Dochodzą nowe asortymenty, dopisujemy je więc do planu produkcji. Pojawiają się nowe punkty detaliczne, dopisujemy je do trasy dla kierowców. Czasem coś modyfikujemy. Praca piekarni jest zbyt pracochłonna, </text:span><text:span text:style-name="T5">nie ma czasu, aby projektować procesy produkcyjne i logistyczne.</text:span><text:span text:style-name="T4"> </text:span><text:span text:style-name="T5">Jeżeli coś zmienimy w misternej układance, może nastąpić nieprzewidywalne zdarzenie, coś może się zablokować lub rozpaść. Lepiej niczego nie ruszać. </text:span><text:span text:style-name="T48">Ewolucyjny sposób rozwoju piekarni jest zazwyczaj bardzo stabilny. <text:s/></text:span></text:p>
      <text:p text:style-name="P26"/>
      <text:p text:style-name="P3">Niestety z ewolucją jest tak, że niektóre gatunki wymierają, bo okazują się niedostatecznie dostosowane do warunków, w którym przyszło im egzystować. <text:s/>To samo dotyczy piekarni. </text:p>
      <text:p text:style-name="P4">Jest jednak pewna różnica, organizmy same nie mogą się modyfikować genetycznie. Piekarnie mimo, że ukształtowały się w sposób ewolucyjny, w pewnym momencie swojego istnienia mogą same się zmodyfikować. </text:p>
      <text:p text:style-name="P27"><text:span text:style-name="T23">Innymi słowy mówiąc, ociężały</text:span><text:span text:style-name="T5"> mamut </text:span><text:span text:style-name="T23">może zmienić się w</text:span><text:span text:style-name="T5"> drapieżnego lisa. </text:span><text:span text:style-name="T23">Co ciekawe, taka przemiana nie wymaga żadnych nakładów </text:span><text:span text:style-name="T48">finansowych</text:span><text:span text:style-name="T23">. </text:span></text:p>
      <text:p text:style-name="P3"/>
      <text:p text:style-name="P3"/>
      <text:p text:style-name="P3"/>
      <text:p text:style-name="P14">Jak zmodyfikować piekarni<text:span text:style-name="T33">ę</text:span>?</text:p>
      <text:p text:style-name="P3"/>
      <text:p text:style-name="P26"><text:span text:style-name="T5">Stare przysłowie mówi: <text:s/>„ W jaki sposób zjeść naraz wieloryba? <text:s/>Wieloryba nie można zjeść naraz. Wieloryba należy jeść po kawałku.” <text:s text:c="2"/></text:span></text:p>
      <text:p text:style-name="P28"><text:span text:style-name="T5">To samo dotyczy restrukturyzacji. </text:span><text:span text:style-name="T6">Można przeprowadzić szybką, </text:span><text:span text:style-name="T23">tradycyjną</text:span><text:span text:style-name="T6"> restrukturyzację, ale </text:span><text:span text:style-name="T23">jej </text:span><text:span text:style-name="T6">wynik będzie toporny i niepraktyczny, </text:span><text:span text:style-name="T45">droga i </text:span><text:span text:style-name="T46">stresująca</text:span><text:span text:style-name="T45">.</text:span><text:span text:style-name="T34"> </text:span></text:p>
      <text:p text:style-name="P28"/>
      <text:p text:style-name="P28"><text:span text:style-name="T6">Tego typu szybkie restrukturyzacje </text:span><text:span text:style-name="T23">określane są mianem</text:span><text:span text:style-name="T6"> „Restructuring by the chainsaw method” (ang. </text:span><text:span text:style-name="T33">r</text:span><text:span text:style-name="T23">estrukturyzacja</text:span><text:span text:style-name="T6"> za pomocą piły łańcuchowej). </text:span><text:span text:style-name="T23">Według mnie t</text:span><text:span text:style-name="T6">o dość trafne określenie. </text:span><text:span text:style-name="T23">R</text:span><text:span text:style-name="T6">estrukturyzacja tego typu polega na odcinaniu wielkich fragmentów nierentowne</text:span><text:span text:style-name="T23">go majątku</text:span><text:span text:style-name="T6"> </text:span><text:span text:style-name="T23">i wyprzedawania go za cenę złomu.</text:span><text:span text:style-name="T6"> </text:span><text:span text:style-name="T23">Anihilacja nierentownych rodzajów działalności. To</text:span><text:span text:style-name="T6"> wyprzedaż zalegających środków obrotowych czy odcinanie dużych obszarów sprzedaży, </text:span><text:span text:style-name="T23">która nie wykazuje się </text:span><text:span text:style-name="T48">oczekiwaną</text:span><text:span text:style-name="T23"> rentownością</text:span><text:span text:style-name="T6">. Na krótką </text:span><text:span text:style-name="T7">metę</text:span><text:span text:style-name="T6"> w ten sposób odchudzony mamut może </text:span><text:span text:style-name="T23">dalej </text:span><text:span text:style-name="T6"><text:s/>egzystować, ale nigdy nie stanie się </text:span><text:span text:style-name="T7">drapieżnym lisem polarnym. <text:s/></text:span><text:span text:style-name="T6"><text:s/></text:span></text:p>
      <text:p text:style-name="P28"/>
      <text:p text:style-name="P28"><text:span text:style-name="T6"><text:s/></text:span></text:p>
      <text:p text:style-name="P5">Pierwszym krokiem do optymalizacji jest <text:span text:style-name="T48">pocięcie wieloryba na mniejsze kawałki, czyli </text:span><text:span text:style-name="T8">wydzielenie obszarów </text:span><text:span text:style-name="T48">do </text:span><text:span text:style-name="T8">optymalizacji. </text:span></text:p>
      <text:p text:style-name="P6">Każdy obszar działalności wymaga oddzielnego podejścia. </text:p>
      <text:p text:style-name="P29"><text:soft-page-break/><text:span text:style-name="T8">Załóżmy, że zdecydowaliśmy się przebudować system dostaw. </text:span><text:span text:style-name="T9">Musimy odpowiedzieć sobie na pytanie, </text:span><text:span text:style-name="T48">jaki jest nasz cel</text:span><text:span text:style-name="T9">. </text:span></text:p>
      <text:p text:style-name="P29"><text:span text:style-name="T9">Możemy zminimalizować ryzyko wypadku, możemy minimalizować koszty lub czas dostaw. Możemy te</text:span><text:span text:style-name="T33">ż</text:span><text:span text:style-name="T9"> spróbować coś zmaksymalizować, np. terminowość. <text:s/></text:span><text:span text:style-name="T5"><text:s text:c="2"/></text:span></text:p>
      <text:p text:style-name="P29"><text:span text:style-name="T9">Po prostu musimy mieć jakiś cel optymalizacji. Musimy sformułować funkcje celu.</text:span></text:p>
      <text:p text:style-name="P26"/>
      <text:p text:style-name="P29"><text:span text:style-name="T25">Programowanie liniowe </text:span><text:span text:style-name="T26">George</text:span><text:span text:style-name="T25">a</text:span><text:span text:style-name="T26"> Dantzig</text:span><text:span text:style-name="T25">a</text:span></text:p>
      <text:p text:style-name="P29"/>
      <text:p text:style-name="P29"><text:span text:style-name="T9">Chociaż wydaje się to nieprawdopodobne i brzmi jak herezja, podejście wyboru </text:span><text:span text:style-name="T24">celu</text:span><text:span text:style-name="T9"> optymalizacji oraz sformułowania funkcji celu zostało po raz pierwszy zaproponowane dopiero w 1947 roku przez Georga Dantziga - </text:span><text:span text:style-name="T24">analityka Sił Powietrznych Stanów Zjednoczonych</text:span><text:span text:style-name="T9">. Wcześniej badacze nie proponowali celu optymalizacji z powodu braku możliwości obliczenia algorytmu, który byłby funkcją celu</text:span><text:span text:style-name="T9"><text:note text:id="ftn1" text:note-class="footnote"><text:note-citation>1</text:note-citation><text:note-body><text:p text:style-name="P1">LINEAR PROGRAMMING, GEORGE B. DANTZIG; Department of Management Science and Engineering, Stanford University, Stanford, California 94305-4023</text:p></text:note-body></text:note></text:span><text:span text:style-name="T9">. </text:span></text:p>
      <text:p text:style-name="P30"><text:span text:style-name="T10">Jak to możliwe? </text:span></text:p>
      <text:p text:style-name="P30"><text:span text:style-name="T10">Załóżmy, że mamy 40 punktów detalicznych, do których musimy dowieźć pieczywo, czyli mamy jedno równanie z czterdziestoma niewiadomymi. Mamy </text:span><text:span text:style-name="T24">zminimalizować</text:span><text:span text:style-name="T10"> t</text:span><text:span text:style-name="T33">ę</text:span><text:span text:style-name="T10"> funkcję, </text:span><text:span text:style-name="T24">czyli tak zorganizować dostawy, aby koszty były minimalne</text:span><text:span text:style-name="T10">. Klasyczna matematyka nie potrafi rozwiązać takiego </text:span><text:span text:style-name="T41">równa</text:span><text:span text:style-name="T42">nia</text:span><text:span text:style-name="T41">.</text:span><text:span text:style-name="T35"> </text:span><text:span text:style-name="T24">Zgodnie z teorią, którą nauczono nas w szkole podstawowej, ilość niewiadomych musi być równa ilości równań. Tu mamy jedno równanie </text:span><text:span text:style-name="T48">zawierające</text:span><text:span text:style-name="T24"> 40 niewiadomych. </text:span></text:p>
      <text:p text:style-name="P30"/>
      <text:p text:style-name="P29"><text:span text:style-name="T9">Dantzig zaproponował metodę graficzną, która </text:span><text:span text:style-name="T10">poprzez wyłączanie p</text:span><text:span text:style-name="T24">ó</text:span><text:span text:style-name="T10">l </text:span><text:span text:style-name="T9">pozwalała znajdować ekstrema. </text:span><text:span text:style-name="T24">D</text:span><text:span text:style-name="T9">zięki </text:span><text:span text:style-name="T24">te</text:span><text:span text:style-name="T40">j metodz</text:span><text:span text:style-name="T42">ie</text:span><text:span text:style-name="T43"> </text:span><text:span text:style-name="T44">pojawiła się </text:span><text:span text:style-name="T42">możliwość </text:span><text:span text:style-name="T43">obliczenia </text:span><text:span text:style-name="T41">funkcji celu.</text:span><text:span text:style-name="T44"> <text:s text:c="2"/></text:span></text:p>
      <text:p text:style-name="P40"/>
      <text:p text:style-name="P29"><text:span text:style-name="T33">A</text:span><text:span text:style-name="T11">merykańska prasa </text:span><text:span text:style-name="T33">informowała</text:span><text:span text:style-name="T11">:</text:span> „<text:span text:style-name="T33">(…) p</text:span>omysł Dantziga polega na opracowaniu modelu matematycznego, który obejmowałby wszystkie zmienne dowolnego scenariusza produkcji, planowania lub dystrybucji. Mając wszystkie istotne dane na miejscu, program liniowy oblicza najbardziej efektywny i najtańszy sposób osiągnięcia pożądanego celu.”<text:note text:id="ftn0" text:note-class="footnote"><text:note-citation>2</text:note-citation><text:note-body><text:p text:style-name="Footnote">George Dantzig, 90; Created Linear Programming; <text:span text:style-name="T49">Los Angeles Times; 22.05.2005 </text:span></text:p></text:note-body></text:note></text:p>
      <text:p text:style-name="P29"/>
      <text:p text:style-name="P15"><text:span text:style-name="T10">Metoda Dantziga szybko znalazła zastosowanie w przemyśle. </text:span></text:p>
      <text:p text:style-name="P29">Na początku lat pięćdziesiątych firmy naftowe zaczęły <text:span text:style-name="T11">na szerok</text:span><text:span text:style-name="T33">ą</text:span><text:span text:style-name="T11"> skalę</text:span> stosować metody Dantziga.</text:p>
      <text:p text:style-name="P31"><text:span text:style-name="T11">Jak tłumaczył Dantzig dla magazynu „Computerworld”: </text:span>„Zaczęli od prostego problemu, w jaki sposób zmieszać benzynę w celu uzyskania odpowiedniego punktu zapłonu, odpowiedniej lepkości i odpowiedniej liczby oktanowej i spróbowali zrobić to w najtańszy możliwy sposób”.</text:p>
      <text:p text:style-name="P7">Było to pierwsze zastosowanie komercyjne metody Dantziga obecnie znanej jako programowanie liniowe. </text:p>
      <text:p text:style-name="P7"/>
      <text:p text:style-name="P12"><text:span text:style-name="T24">Czym jest </text:span><text:span text:style-name="T11"><text:s/>programowani</text:span><text:span text:style-name="T24">e</text:span><text:span text:style-name="T11"> liniowe?</text:span></text:p>
      <text:p text:style-name="P31"/>
      <text:p text:style-name="P7">Programowanie liniowe jest subtelną i znacznie skuteczniejszą alternatywą dla restrukturyzacji przeprowadzanych metodą piły łańcuchowej. </text:p>
      <text:p text:style-name="P7">Szybka restrukturyzacja jest skuteczna o ile idą za nią nakłady inwestycyjne. Brutalnie odchudzona firma potrzebuje inwestycji, aby przetrwa<text:span text:style-name="T33">ć</text:span> <text:span text:style-name="T49">traumatyczną </text:span>kurację. Nie każda piekarnia może sobie pozwolić na taki komfort. </text:p>
      <text:p text:style-name="P7"/>
      <text:p text:style-name="P32"><text:span text:style-name="T11">Na obecnym etapie rozwoju </text:span><text:span text:style-name="T24">nauki o zarządzaniu</text:span><text:span text:style-name="T11"> nie jest możliwe przeprowadzenie skutecznej optymalizacji bez zastosowania metody Dantzig</text:span><text:span text:style-name="T24">a</text:span><text:span text:style-name="T11">. </text:span></text:p>
      <text:p text:style-name="P32"/>
      <text:p text:style-name="P33"><text:soft-page-break/><text:span text:style-name="T12">N</text:span><text:span text:style-name="T11">a przykład, </text:span><text:span text:style-name="T24">gdy </text:span><text:span text:style-name="T11">chce</text:span><text:span text:style-name="T12">my</text:span><text:span text:style-name="T11"> w optymalny sposób </text:span><text:span text:style-name="T29">rozlokować</text:span><text:span text:style-name="T11"> 35 osób na 35 stanowisk</text:span><text:span text:style-name="T29">a</text:span><text:span text:style-name="T11"> do naszej sieci sprzedaży cukierni. </text:span><text:span text:style-name="T12">K</text:span><text:span text:style-name="T11">ażdy pracownik i każdy sklep mają </text:span><text:span text:style-name="T12">tylko jedną cechę decyzyjną, np. </text:span><text:span text:style-name="T27">limit godzin pracy</text:span><text:span text:style-name="T12">. <text:s/></text:span><text:span text:style-name="T27">W praktyce takie przyporządkowanie robi się at ho</text:span><text:span text:style-name="T33">c</text:span><text:span text:style-name="T27">, czyli spontanicznie i „na oko”.</text:span></text:p>
      <text:p text:style-name="P16">W ten sposób nigdy nie dochodzimy do wartości optymalnej. <text:span text:style-name="T49">Nieoptymalnie czyli z błędem, który w skali roku może okazać się wielką liczbą utraconych korzyści.</text:span></text:p>
      <text:p text:style-name="P33"><text:span text:style-name="T12">Jeżeli chcielibyśmy </text:span><text:span text:style-name="T27">do</text:span><text:span text:style-name="T49">j</text:span><text:span text:style-name="T27">ść do idealnego przyporządkowania</text:span><text:span text:style-name="T12"> </text:span><text:span text:style-name="T27">pracowników do sklepów, niezależnie od </text:span><text:span text:style-name="T49">tego jaki mamy </text:span><text:span text:style-name="T27">cel tej optymalizacji, musielibyśmy </text:span><text:span text:style-name="T12">za pomocą Excela sprawdzić 1225 rozwiązań (35 razy 35).</text:span></text:p>
      <text:p text:style-name="P33"><text:span text:style-name="T36">M</text:span><text:span text:style-name="T12">usielibyśmy </text:span><text:span text:style-name="T36">wię</text:span><text:span text:style-name="T49">c</text:span><text:span text:style-name="T12"> spędzić przy komputerze kilka dni, a to dopiero jedna cecha decyzyjna. A co jeżeli teraz dołączylibyśmy inne cechy, np. </text:span><text:span text:style-name="T36">o</text:span><text:span text:style-name="T28">dległość miejsca zamieszkania pracownika o</text:span><text:span text:style-name="T36">d</text:span><text:span text:style-name="T28"> miejsca pracy</text:span><text:span text:style-name="T12">, preferencje </text:span><text:span text:style-name="T28">psychologiczne </text:span><text:span text:style-name="T12">doboru personelu do </text:span><text:span text:style-name="T28">poszczególnych</text:span><text:span text:style-name="T12"> sklepów oraz wył</text:span><text:span text:style-name="T28">ą</text:span><text:span text:style-name="T12">czenia dni pracy dla poszczególnych osób? W tej sytuacji bezsilne są nawet najnowsze narzędzia klasyfikacji i regresji z obszaru</text:span><text:span text:style-name="T37"> machine learning c</text:span><text:span text:style-name="T12">zy sieci neuronowe z obszaru </text:span><text:span text:style-name="T37">deep learning. </text:span></text:p>
      <text:p text:style-name="P34"><text:span text:style-name="T12">Tymczasem programowanie liniowe rozwiązuje ten problem w ciągu kilku minut. <text:s text:c="2"/></text:span></text:p>
      <text:p text:style-name="P7"/>
      <text:p text:style-name="P7"/>
      <text:p text:style-name="P11">Dlaczego programowanie liniowe nie jest powszechnie stosowane?</text:p>
      <text:p text:style-name="P8"/>
      <text:p text:style-name="P35"><text:span text:style-name="T12">Większość uczelni ekonomicznych ma w swoim programie praktyczne ćwiczenia z metod </text:span><text:span text:style-name="T13">programowania liniowego. Problem polega na tym, że zadania te wykonuje się ręcznie, przy użyciu długopisu i kalkulatora. Rozwiązanie najprostszego zadania z zastosowaniem rachunku macierzowego jest koszmarnym doświadczeniem. Aby rozwiązać prosty dylemat optymalizacyjny należało prowadzić przez kilka godzin mozolne obliczenia. Często na końcu okazy</text:span><text:span text:style-name="T50">wało</text:span><text:span text:style-name="T13"> się, że drobny błąd przy formułowaniu </text:span><text:span text:style-name="T29">początkowych </text:span><text:span text:style-name="T13">warunków brzegowych sprawił, że cała praca była zrobiona na marne. <text:s text:c="4"/></text:span></text:p>
      <text:p text:style-name="P35"><text:span text:style-name="T13">Większość absolwentów uczelni ekonomiczny</text:span><text:span text:style-name="T36">ch</text:span><text:span text:style-name="T13"> pamięta programowanie liniowe jako traumę, któr</text:span><text:span text:style-name="T29">ej</text:span><text:span text:style-name="T13"> za wszelką cenę chcieliby uniknąć w życiu zawodowym. <text:s/></text:span></text:p>
      <text:p text:style-name="P35"/>
      <text:p text:style-name="P36"><text:span text:style-name="T14">Tymczasem dzisiaj tego typu równania rozwiązuje się za pomocą oprogramowani</text:span><text:span text:style-name="T36">a</text:span><text:span text:style-name="T14">. </text:span><text:span text:style-name="T36">S</text:span><text:span text:style-name="T29">ama praca nad rozwiązaniem nie jest już </text:span><text:span text:style-name="T36">więc</text:span><text:span text:style-name="T29"> problemem.</text:span></text:p>
      <text:p text:style-name="P36"><text:span text:style-name="T29">Z</text:span><text:span text:style-name="T14">adani</text:span><text:span text:style-name="T29">e</text:span><text:span text:style-name="T14"> optymalizacyjne </text:span><text:span text:style-name="T29">polega obecnie na</text:span><text:span text:style-name="T14"> sformułowani</text:span><text:span text:style-name="T29">u</text:span><text:span text:style-name="T14"> wielu prostych równań i nierówności <text:s/>matematycznych. </text:span><text:span text:style-name="T15">Oprogramowanie rozwiązujące tego typu zagadnienia jest w większości bezpłatne, są nawet specjalne kalkulatory simplex, które są dostępne on-line na internecie.</text:span></text:p>
      <text:p text:style-name="P37"/>
      <text:p text:style-name="P37"><text:span text:style-name="T29">S</text:span><text:span text:style-name="T15">formułowa</text:span><text:span text:style-name="T29">nie </text:span><text:span text:style-name="T15">równa</text:span><text:span text:style-name="T29">ń</text:span><text:span text:style-name="T15"> i nierówności matematyczn</text:span><text:span text:style-name="T29">ych nie jest jednak takie proste</text:span><text:span text:style-name="T15">. </text:span><text:span text:style-name="T29">To</text:span><text:span text:style-name="T15"> kolejny p</text:span><text:span text:style-name="T29">owód</text:span><text:span text:style-name="T15">, który </text:span><text:span text:style-name="T36">sprawia</text:span><text:span text:style-name="T15">, że programowanie liniowe w Polsce nie jest zbyt popularne. </text:span></text:p>
      <text:p text:style-name="P37"/>
      <text:p text:style-name="P37"><text:span text:style-name="T15">Osoby, które zawodowo zajmują się pracą z danymi, budowaniem algorytmów i modeli </text:span><text:span text:style-name="T29">to</text:span><text:span text:style-name="T15"> tak zwani </text:span><text:span text:style-name="T36">n</text:span><text:span text:style-name="T15">aukowcy </text:span><text:span text:style-name="T36">d</text:span><text:span text:style-name="T15">anych, czyli </text:span><text:span text:style-name="T36">d</text:span><text:span text:style-name="T15">ata </text:span><text:span text:style-name="T36">s</text:span><text:span text:style-name="T15">cientist</text:span><text:span text:style-name="T29">yści</text:span><text:span text:style-name="T15">. To nowy zawód, który powstał na fali </text:span><text:span text:style-name="T16">masowej </text:span><text:span text:style-name="T15">komputeryzacji i ogromnego przyrostu ilości danych.</text:span></text:p>
      <text:p text:style-name="P36"><text:span text:style-name="T15">Według niedawno opublikowanych danych z portalu </text:span><text:span text:style-name="T38">StackOverflow</text:span><text:span text:style-name="T15"> około 70% </text:span><text:span text:style-name="T36">n</text:span><text:span text:style-name="T15">aukowców </text:span><text:span text:style-name="T36">d</text:span><text:span text:style-name="T15">anych w Polsce to byli informatycy, w większości programiści i administratorzy baz danych, </text:span><text:span text:style-name="T16">którzy w przeszłości nie m</text:span><text:span text:style-name="T50">ają żadnej praktyki </text:span><text:span text:style-name="T16">w obszarze organizacji i zarządzania</text:span><text:span text:style-name="T15">. </text:span><text:span text:style-name="T16">Powszechne narzędzia używane w </text:span><text:span text:style-name="T29">obszarze </text:span><text:span text:style-name="T39">data science</text:span><text:span text:style-name="T16"> nie wymagają znajomości ekonometrii, matematyki i statystyki. Modele budowane są automatycznie, do efektywnej pracy wystarczy znajomość kodu w języku Python. </text:span></text:p>
      <text:p text:style-name="P38"><text:span text:style-name="T16">Dla takich specjalistów budowanie wzorów matematycznych odzwierciedlających istniejące procesy biznesowe jest niemożliwą do zrealizowania abstrakcją. </text:span></text:p>
      <text:p text:style-name="P37"/>
      <text:p text:style-name="P39"><text:soft-page-break/><text:span text:style-name="T30">Wydaje się, że</text:span><text:span text:style-name="T16"> jedyn</text:span><text:span text:style-name="T17">ą barierą stosowania optymalizacji jest właśnie </text:span><text:span text:style-name="T30">problem z </text:span><text:span text:style-name="T17">budowanie</text:span><text:span text:style-name="T30">m</text:span><text:span text:style-name="T17"> równań i nierówności matematycznych. Nie jest to trudna sztuka, lecz wymaga </text:span><text:span text:style-name="T30">zarówno </text:span><text:span text:style-name="T17">wyobraźni i podstawowej wiedzy matematycznej </text:span><text:span text:style-name="T30">jak i dobrej znajomości zarządzania</text:span><text:span text:style-name="T17">. </text:span></text:p>
      <text:p text:style-name="P39"/>
      <text:p text:style-name="P39"><text:span text:style-name="T17">Niemniej uważam, że w niedalekiej przyszłości pojawią się firmy, które będą prowadziły na bieżąco proces</text:span><text:span text:style-name="T36">y</text:span><text:span text:style-name="T17"> optymalizacyjne </text:span><text:span text:style-name="T30">procesów biznesowych</text:span><text:span text:style-name="T17">. W praktyce usługi te będą przypominały usługi informatyków, którzy raz na jakiś czas przyjeżdżają do biura, aby coś zainstalować albo sprawdzić </text:span><text:span text:style-name="T30">działanie</text:span><text:span text:style-name="T17"> system</text:span><text:span text:style-name="T30">u</text:span><text:span text:style-name="T17">. </text:span></text:p>
      <text:p text:style-name="P39"/>
      <text:p text:style-name="P9">Pierwotnie prac<text:span text:style-name="T36">e</text:span> nad wykorzystaniem programowania liniowego prowadzone były <text:span text:style-name="T30">najpierw</text:span> przez państw<text:span text:style-name="T30">o w obszarze wojskowości i makroekonomii</text:span>.</text:p>
      <text:p text:style-name="P9"><text:span text:style-name="T30">Badania operacyjne m</text:span>iały szerokie zastosowania w obszarze logistyki i zaopatrzenia wojsk amerykańskich walczących podczas II wojny światowej. Potem dzięki innowacjom <text:span text:style-name="T4">Georg</text:span><text:span text:style-name="T9">a</text:span><text:span text:style-name="T4"> Dantzig</text:span><text:span text:style-name="T9">a </text:span>metody te zaczęły wykorzystywać wielkie koncerny przemysłowe i logistyczne. Dzięki upowszechnieniu tej metodologii oraz powszechnej obecnie dostępności danych metoda ta może upowszechnić się również w małym biznesie, jakim są piekarnie i cukiernie.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Lohit Devanagari1" svg:font-family="'Lohit Devanagari'"/>
    <style:font-face style:name="var headline-font" svg:font-family="'var headline-font'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0:46:38.473019102</meta:creation-date>
    <dc:date>2021-02-21T21:47:36.260793126</dc:date>
    <meta:editing-duration>PT1H31M33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5" meta:paragraph-count="69" meta:word-count="1805" meta:character-count="13728" meta:non-whitespace-character-count="11916"/>
  </office:meta>
</office:document-meta>
</file>